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line-height="200%"/>
      <style:text-properties style:font-name="Times New Roman" officeooo:rsid="00056cce" officeooo:paragraph-rsid="00056cce"/>
    </style:style>
    <style:style style:name="P2" style:family="paragraph" style:parent-style-name="Standard">
      <style:paragraph-properties fo:line-height="200%" fo:text-align="center" style:justify-single-word="false"/>
      <style:text-properties style:font-name="Times New Roman" officeooo:rsid="00056cce" officeooo:paragraph-rsid="00056cce"/>
    </style:style>
    <style:style style:name="P3" style:family="paragraph" style:parent-style-name="Standard">
      <style:paragraph-properties fo:line-height="200%" fo:text-align="start" style:justify-single-word="false"/>
      <style:text-properties style:font-name="Times New Roman" officeooo:rsid="00056cce" officeooo:paragraph-rsid="00056cce"/>
    </style:style>
    <style:style style:name="P4" style:family="paragraph" style:parent-style-name="Standard">
      <style:paragraph-properties fo:margin-top="0cm" fo:margin-bottom="0cm" loext:contextual-spacing="false" fo:line-height="200%" fo:text-align="start" style:justify-single-word="false"/>
      <style:text-properties style:font-name="Times New Roman" style:text-underline-style="none" officeooo:rsid="00076e2a" officeooo:paragraph-rsid="000c1fef"/>
    </style:style>
    <style:style style:name="P5" style:family="paragraph" style:parent-style-name="Standard">
      <style:paragraph-properties fo:margin-top="0cm" fo:margin-bottom="0cm" loext:contextual-spacing="false" fo:line-height="200%" fo:text-align="start" style:justify-single-word="false"/>
      <style:text-properties style:font-name="Times New Roman" style:text-underline-style="none" officeooo:rsid="00076e2a" officeooo:paragraph-rsid="000e9ad2"/>
    </style:style>
    <style:style style:name="P6" style:family="paragraph" style:parent-style-name="Standard">
      <style:paragraph-properties fo:margin-top="0cm" fo:margin-bottom="0cm" loext:contextual-spacing="false" fo:line-height="200%" fo:text-align="start" style:justify-single-word="false"/>
      <style:text-properties style:font-name="Times New Roman" style:text-underline-style="none" officeooo:rsid="00076e2a" officeooo:paragraph-rsid="0027814e"/>
    </style:style>
    <style:style style:name="P7" style:family="paragraph" style:parent-style-name="Standard">
      <style:paragraph-properties fo:margin-top="0cm" fo:margin-bottom="0cm" loext:contextual-spacing="false" fo:line-height="200%" fo:text-align="start" style:justify-single-word="false"/>
      <style:text-properties style:font-name="Times New Roman" style:text-underline-style="none" officeooo:rsid="001aac54" officeooo:paragraph-rsid="00144d0a"/>
    </style:style>
    <style:style style:name="P8" style:family="paragraph" style:parent-style-name="Standard">
      <style:paragraph-properties fo:margin-top="0cm" fo:margin-bottom="0cm" loext:contextual-spacing="false" fo:line-height="200%" fo:text-align="start" style:justify-single-word="false"/>
      <style:text-properties style:font-name="Times New Roman" style:text-underline-style="none" officeooo:rsid="001aac54" officeooo:paragraph-rsid="0019cf3c"/>
    </style:style>
    <style:style style:name="P9" style:family="paragraph" style:parent-style-name="Standard">
      <style:paragraph-properties fo:margin-top="0cm" fo:margin-bottom="0cm" loext:contextual-spacing="false" fo:line-height="200%" fo:text-align="start" style:justify-single-word="false"/>
      <style:text-properties style:font-name="Times New Roman" style:text-underline-style="none" officeooo:rsid="001ec841" officeooo:paragraph-rsid="001ec841"/>
    </style:style>
    <style:style style:name="P10" style:family="paragraph" style:parent-style-name="Standard">
      <style:paragraph-properties fo:margin-top="0cm" fo:margin-bottom="0cm" loext:contextual-spacing="false" fo:line-height="100%" fo:text-align="start" style:justify-single-word="false"/>
      <style:text-properties style:font-name="Times New Roman" style:text-underline-style="none" officeooo:rsid="001fa32c" officeooo:paragraph-rsid="001fa32c"/>
    </style:style>
    <style:style style:name="P11" style:family="paragraph" style:parent-style-name="Standard">
      <style:paragraph-properties fo:margin-top="0cm" fo:margin-bottom="0cm" loext:contextual-spacing="false" fo:line-height="200%" fo:text-align="start" style:justify-single-word="false"/>
      <style:text-properties style:font-name="Times New Roman" style:text-underline-style="none" officeooo:rsid="001fa32c" officeooo:paragraph-rsid="001fa32c"/>
    </style:style>
    <style:style style:name="P12" style:family="paragraph" style:parent-style-name="Standard">
      <style:paragraph-properties fo:margin-top="0cm" fo:margin-bottom="0cm" loext:contextual-spacing="false" fo:line-height="200%" fo:text-align="start" style:justify-single-word="false"/>
      <style:text-properties style:font-name="Times New Roman" style:text-underline-style="solid" style:text-underline-width="auto" style:text-underline-color="font-color" officeooo:rsid="001fa32c" officeooo:paragraph-rsid="001fa32c"/>
    </style:style>
    <style:style style:name="P13" style:family="paragraph" style:parent-style-name="Standard">
      <loext:graphic-properties draw:fill="none"/>
      <style:paragraph-properties fo:margin-left="1cm" fo:margin-right="0cm" fo:margin-top="0cm" fo:margin-bottom="0cm" loext:contextual-spacing="false" fo:line-height="100%" fo:text-align="start" style:justify-single-word="false" fo:text-indent="-1cm" style:auto-text-indent="false" fo:background-color="transparent"/>
      <style:text-properties style:font-name="Times New Roman" style:text-underline-style="none" officeooo:rsid="001fa32c" officeooo:paragraph-rsid="00248521"/>
    </style:style>
    <style:style style:name="P14" style:family="paragraph" style:parent-style-name="Standard">
      <loext:graphic-properties draw:fill="none"/>
      <style:paragraph-properties fo:margin-left="1cm" fo:margin-right="0cm" fo:margin-top="0cm" fo:margin-bottom="0cm" loext:contextual-spacing="false" fo:line-height="100%" fo:text-align="start" style:justify-single-word="false" fo:text-indent="-1cm" style:auto-text-indent="false" fo:background-color="transparent"/>
      <style:text-properties style:font-name="Times New Roman" style:text-underline-style="none" officeooo:rsid="001fa32c" officeooo:paragraph-rsid="001fa32c"/>
    </style:style>
    <style:style style:name="P15" style:family="paragraph" style:parent-style-name="Standard" style:master-page-name="">
      <loext:graphic-properties draw:fill="none"/>
      <style:paragraph-properties fo:margin-left="1cm" fo:margin-right="0cm" fo:margin-top="0cm" fo:margin-bottom="0cm" loext:contextual-spacing="false" fo:line-height="100%" fo:text-align="start" style:justify-single-word="false" fo:text-indent="-1cm" style:auto-text-indent="false" style:page-number="auto" fo:background-color="transparent"/>
      <style:text-properties style:font-name="Times New Roman" style:text-underline-style="none" officeooo:rsid="001fa32c" officeooo:paragraph-rsid="00248521"/>
    </style:style>
    <style:style style:name="T1" style:family="text">
      <style:text-properties officeooo:rsid="00155721"/>
    </style:style>
    <style:style style:name="T2" style:family="text">
      <style:text-properties officeooo:rsid="000bb753"/>
    </style:style>
    <style:style style:name="T3" style:family="text">
      <style:text-properties officeooo:rsid="000f68ec"/>
    </style:style>
    <style:style style:name="T4" style:family="text">
      <style:text-properties officeooo:rsid="000c1fef"/>
    </style:style>
    <style:style style:name="T5" style:family="text">
      <style:text-properties officeooo:rsid="0015f380"/>
    </style:style>
    <style:style style:name="T6" style:family="text">
      <style:text-properties officeooo:rsid="0010c31c"/>
    </style:style>
    <style:style style:name="T7" style:family="text">
      <style:text-properties officeooo:rsid="001d4530"/>
    </style:style>
    <style:style style:name="T8" style:family="text">
      <style:text-properties fo:font-style="italic" officeooo:rsid="00144d0a" style:font-style-asian="italic" style:font-style-complex="italic"/>
    </style:style>
    <style:style style:name="T9" style:family="text">
      <style:text-properties fo:font-style="italic" officeooo:rsid="001fa32c" style:font-style-asian="italic" style:font-style-complex="italic"/>
    </style:style>
    <style:style style:name="T10" style:family="text">
      <style:text-properties fo:font-style="normal" officeooo:rsid="00144d0a" style:font-style-asian="normal" style:font-style-complex="normal"/>
    </style:style>
    <style:style style:name="T11" style:family="text">
      <style:text-properties fo:font-style="normal" officeooo:rsid="001fa32c" style:font-style-asian="normal" style:font-style-complex="normal"/>
    </style:style>
    <style:style style:name="T12" style:family="text">
      <style:text-properties fo:font-style="normal" officeooo:rsid="00207bdf" style:font-style-asian="normal" style:font-style-complex="normal"/>
    </style:style>
    <style:style style:name="T13" style:family="text">
      <style:text-properties officeooo:rsid="0022d7a7"/>
    </style:style>
    <style:style style:name="T14" style:family="text">
      <style:text-properties officeooo:rsid="0014c7f4"/>
    </style:style>
    <style:style style:name="T15" style:family="text">
      <style:text-properties officeooo:rsid="0016be11"/>
    </style:style>
    <style:style style:name="T16" style:family="text">
      <style:text-properties officeooo:rsid="0017c0fd"/>
    </style:style>
    <style:style style:name="T17" style:family="text">
      <style:text-properties officeooo:rsid="001fa32c"/>
    </style:style>
    <style:style style:name="T18" style:family="text">
      <style:text-properties style:text-underline-style="none"/>
    </style:style>
    <style:style style:name="T19" style:family="text">
      <style:text-properties officeooo:rsid="00202e0c"/>
    </style:style>
    <style:style style:name="T20" style:family="text">
      <style:text-properties officeooo:rsid="0022de7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ustin Rigby</text:p>
      <text:p text:style-name="P1">Networks in Ecology and Evolution</text:p>
      <text:p text:style-name="P1">05/31/2018</text:p>
      <text:p text:style-name="P2">Application of multi<text:span text:style-name="T20">l</text:span>ayer networks to chemical ecology herbivore and pathogen interactions</text:p>
      <text:p text:style-name="P6"><text:span text:style-name="T1"><text:tab/></text:span></text:p>
      <text:p text:style-name="P6"><text:span text:style-name="T1"><text:tab/>Multilayer networks, within the realm of ecology, are a new addition to the network ecologists tool kit. While multilayer networks are a new addition to ecological networks, its use has been heavily seen in the realm of social sciences since the early eighties (Gluck 1991). </text:span>Multilayer network edges can be either weighted or unweighted – including the interlayer edges <text:span text:style-name="T6">(the edges between networks)</text:span>. This leads to complex analysis of the information (or energy) transferred through a system <text:span text:style-name="T2">between nodes and within the separate matrices</text:span>. <text:span text:style-name="T3">The benefit of using this multilayer approach to analyzing matrices is that it can allow us to see the interactions between trophic levels, which would be between layers, in order to get more resolution to how complex ecosystem interaction affect other interactions within the network. Its use in meta analyses of previously constructed networks can also allow us to shine more light on previous studies, and how they fit into the ecological framework similar to those proposed by Darwin – the entangled bank (Hagen 1992). </text:span></text:p>
      <text:p text:style-name="P3"><text:s/></text:p>
      <text:p text:style-name="P5"><text:tab/>The general equation for multilayer networks is: M = (V_M, E_M, V, L) where we have measurements of the number of interlayer edges, <text:span text:style-name="T4">edges </text:span>between the layers of the multilayer network (V_M), the number of layer in a multilayer network (L), the weights of all edges in the multilayer network (E_M), and the sum total of all nodes in the networks (V) <text:span text:style-name="T19">(Pilosof et al. 2017)</text:span>. <text:span text:style-name="T5">This definition of multi-layer networks is not strictly associated with weighted networks, both have weights intralayer and/or interlayer, meaning that one could construct a strictly unweighted multilayer network or one that has intralayer and/or interlayer weights. The different formats of matrices used in the creation of a multilayer network are referred to as: a tuple is an unweighted matrix, while a weighted matrix is </text:span><text:soft-page-break/><text:span text:style-name="T5">referred to as a triple. Whether or not weighted networks are used in a multilayer network, it does not prevent the researcher from inferring important biological questions.</text:span></text:p>
      <text:p text:style-name="P5"/>
      <text:p text:style-name="P5"><text:span text:style-name="T5"><text:tab/>While weights are important to determine the level of energy transfer between nodes in the system, they are not necessary for analysis on random extinction and standard measurements like centrality, nestedness, and modularity in multilayer networks. That being said, weighted networks are beneficial because they can show rate of energy transfer between nodes, in both intralayer and interlayer, which can lead to more resolution in the results pertaining to nodes which require a certain amount of energy in order to function in the ecosystem. An example of this would be a generalist herbivore, which relies heavily on one species of mustard plant for energy, while the other hosts are supplementary and not sufficient to provide the herbivore with its needed energy for survival. If the mustard plant goes extinct, then the herbivore will not be able to receive the amount of energy needed for survival, and is at risk for extinction if the rest of the network cannot compensate this loss. While this example can be modeled using a single layer network, the true complexity of ecosystems is not seen due to the lack of use of multilayer networks. The addition of multiple layers to herbivore-host interactions – which include herbivores, host plants, and plant secondary metabolites – would yield a better picture of the evolution of plant secondary metabolites due to herbivores.</text:span></text:p>
      <text:p text:style-name="P5"/>
      <text:p text:style-name="P7"><text:span text:style-name="T7"><text:tab/>Multilayer networks, in an ecological context, currently have been used in both frugivore (Genrich et al. 2017) and pollinator systems (Hagg 2017), but there are still opportunities for its application outside of these trophic interactions. While previous studies have looked at the network interactions between herbivores and plants (Pearse et al. 2013) and the interactions between herbivores and plant secondary metabolites (referred as plant defense chemicals; Rosenthal and Berenbaum 2012) there is no research on the network interactions between plants, plant defense chemicals, and herbivores. While herbivores and plants have their own networks, it is important to take into account the network created </text:span><text:soft-page-break/><text:span text:style-name="T7">by plant defense chemicals. These metabolite networks can indicate synergy between separate defense chemicals, and antagonistic relationships between defense chemicals such as the one between Salicylic Acid and Jasmonic Acid (Doares et al. 1995). Alongside these antagonistic and synergistic interactions, there are examples of cross talk between different plant defense compounds which confer synthesis of new defense compounds. One such interaction network are the glucosinolate pathways which have been historically studied in </text:span><text:span text:style-name="T8">Arabidopsis thaliana</text:span><text:span text:style-name="T10"> and have led to numerous papers describing their abilities to conform to herbivore and pathogen attacks (</text:span><text:span text:style-name="T12">Textor and Gershenzon 2009</text:span><text:span text:style-name="T10">).</text:span><text:span text:style-name="T7"> An application of one such interaction is the one between herbivores, plants, and plant secondary metabolites which through the use of multilayer networks can allow us to understand the evolution of plant defense chemicals in the context of both general and specialized defense chemicals.</text:span></text:p>
      <text:p text:style-name="P7"/>
      <text:p text:style-name="P8">Analysis of a herbivore, <text:span text:style-name="T15">host plant, and</text:span> <text:span text:style-name="T16">plant defense chemical</text:span> network will yield modules of <text:span text:style-name="T13">plant defense chemicals</text:span> which will trend towards more <text:span text:style-name="T15">general</text:span> <text:span text:style-name="T7">defense</text:span> system in-planta; <text:span text:style-name="T15">it </text:span>will also reduce the energy and nutritional cost that <text:span text:style-name="T7">synthesizing</text:span> these chemicals <text:span text:style-name="T7">requires (Han and Lincoln 1994)</text:span>. <text:span text:style-name="T14">Salicylic Acid and Jasmonic Acid, are both common defense metabolites found in most plants, confer resistance towards herbivores. While these chemicals, along with select glucosinolates, are some of the most studied defense chemicals, but there are also other chemicals which can be elucidated to be generalist defense compounds through the construction of a multilayer network. </text:span></text:p>
      <text:p text:style-name="P8"/>
      <text:p text:style-name="P8"><text:span text:style-name="T14">This multilayer network would be comprised of three layers solely containing plant defense compounds, host plants, and herbivores. From this multilayer network, we can calculate which compounds are general defense compounds through an analysis of connectivity between the herbivores and the plant defense compounds. While this would just initially show which chemicals are general anti-herbivore agents, we can then investigate the evolution of the chemicals and their herbivore counterparts by constructing a co-phylogeny, similar to a bipartite network with the inclusion of a </text:span><text:soft-page-break/><text:span text:style-name="T14">phylogeny pertaining to the evolution of the secondary metabolites and the evolution of herbivores in the system. The phylogeny of defense compounds would be gleamed from analyzing the metabolome of each plant species and overlaying those characters over a previously constructed phylogeny or by using parsimony reconstruction. This would enable the researcher to deduce the evolution of specific general defense compounds, but will also allow them to track the evolution – and possible selection – for specialized defensive compounds and their herbivore counterpart. This multilayer network focused directly on the interactions between herbivores and host plant defenses, but herbivores are not the only organism which affects host plant. </text:span></text:p>
      <text:p text:style-name="P7"/>
      <text:p text:style-name="P9">Herbivores are a common predator of plants, but alongside them there are also a plethora of plant pathogens which are affected by the plant defense compounds produced by the host plant. <text:span text:style-name="T17">One of the most prolific plant defense compounds which affect pathogens is Salicylic Acid, which is an inducible defense compound, that is effective at resisting commonly seen pathogens such as </text:span><text:span text:style-name="T9">Agrobacterium sp. </text:span><text:span text:style-name="T11">and </text:span><text:span text:style-name="T9">Pseudomonas sp.</text:span><text:span text:style-name="T17"> Which affect a variety of plant species. Similar to the previous analysis, with the exception of herbivores being replaced by pathogens, one could investigate the evolution of these general and specialized defense compounds. The next step is to look at the a trilayer multilayer network comprised of herbivores, pathogens, and plant defense chemicals to determine which defense compounds have the highest centrality among the mixture of pathogen and herbivore centric compounds. This analysis could lead to some salient hypotheses about the evolution of defense compounds and how certain compounds could evolve to affect both pathogens and herbivores thereby reducing the nutrient cost and safety cost associated with synthesizing and retention of these chemicals respectively.</text:span></text:p>
      <text:p text:style-name="P7"/>
      <text:p text:style-name="P9">While the use of multilayer networks is currently in its infancy there are significant biologically relevant questions which can be answered – especially those involved in complex interactions like <text:soft-page-break/>those of plant defense compounds and herbivores. This paper briefly looked at how the application of a multilayer network to existing networks can elucidate more information than was previously possible by the use of co-phylogenies and also multilayer network analysis. Herbivores and their host plant counterparts is a small step into the realm of plant defenses, and the <text:span text:style-name="T17">next step described was to also look at the evolution of plant defense compounds from the perspective of pathogens. </text:span><text:s/></text:p>
      <text:p text:style-name="P4"/>
      <text:p text:style-name="P12">References</text:p>
      <text:p text:style-name="P15">Doares, Steven H., Javier Narváez-Vásquez, Antonio Conconi, and Clarence A. Ryan. "Salicylic acid inhibits synthesis of proteinase inhibitors in tomato leaves induced by systemin and jasmonic acid." Plant physiology 108, no. 4 (1995): 1741-1746.</text:p>
      <text:p text:style-name="P13">Genrich, Christiane M., Marco AR Mello, Fernando AO Silveira, Judith L. Bronstein, and Adriano P. Paglia. "Duality of interaction outcomes in a plant–frugivore multilayer network." Oikos 126, no. 3 (2017): 361-368.</text:p>
      <text:p text:style-name="P14">Gluck, Mark A. "Stimulus generalization and representation in adaptive network models of category learning." Psychological Science 2, no. 1 (1991): 50-55.</text:p>
      <text:p text:style-name="P14">Hagen, Joel Bartholemew. An entangled bank: the origins of ecosystem ecology. Rutgers University Press, 1992.</text:p>
      <text:p text:style-name="P13">Hagg, A. M. "The effect of climate change on the biodiversity of a multilayer network of plant-plant and plant-pollinator interactions." Master's thesis, 2017.</text:p>
      <text:p text:style-name="P13">Han, Kaiping, and David E. Lincoln. "The evolution of carbon allocation to plant secondary metabolites: a genetic analysis of cost in Diplacus aurantiacus." Evolution 48, no. 5 (1994): 1550-1563.</text:p>
      <text:p text:style-name="P14">Pearse, Ian S., David J. Harris, Richard Karban, and Andrew Sih. "Predicting novel herbivore–plant interactions." Oikos 122, no. 11 (2013): 1554-1564.</text:p>
      <text:p text:style-name="P13">Pilosof, Shai, Mason A. Porter, Mercedes Pascual, and Sonia Kéfi. "The multilayer nature of ecological networks." Nature ecology &amp; evolution 1 (2017): 0101.</text:p>
      <text:p text:style-name="P14">Rosenthal, Gerald A., and May R. Berenbaum. Herbivores: their interactions with secondary plant metabolites: ecological and evolutionary processes. Vol. 2. Academic Press, 2012.</text:p>
      <text:p text:style-name="P14">Textor, Susanne, and Jonathan Gershenzon. "Herbivore induction of the glucosinolate–myrosinase defense system: major trends, biochemical bases and ecological significance." Phytochemistry Reviews 8, no. 1 (2009): 149-170.</text:p>
      <text:p text:style-name="P14"/>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ans-serif"/>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02T15:47:59.376421823</meta:creation-date>
    <dc:date>2018-06-11T00:17:52.062000000</dc:date>
    <meta:editing-duration>P1DT13H34M36S</meta:editing-duration>
    <meta:editing-cycles>19</meta:editing-cycles>
    <meta:generator>LibreOffice/6.0.3.2$Windows_X86_64 LibreOffice_project/8f48d515416608e3a835360314dac7e47fd0b821</meta:generator>
    <meta:document-statistic meta:table-count="0" meta:image-count="0" meta:object-count="0" meta:page-count="5" meta:paragraph-count="25" meta:word-count="1629" meta:character-count="10922" meta:non-whitespace-character-count="9301"/>
  </office:meta>
</office:document-meta>
</file>